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a57" officeooo:paragraph-rsid="00171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go unos modos de IA para el kilocode en ese archivo ,esos modos son especifico para un sistem arch linux y quiero adaptarlo para ubuntu debian ,significa que todas las informaciones ,paginas de referencia y modo operandi tiene que adaptarse a ese sistema me ayuda a modificarlo mientras vamos a leerlo juntos llendo paso a pas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21:59:37.256404388</meta:creation-date>
    <dc:date>2025-10-17T00:20:41.467888686</dc:date>
    <meta:editing-duration>PT37M22S</meta:editing-duration>
    <meta:editing-cycles>1</meta:editing-cycles>
    <meta:document-statistic meta:table-count="0" meta:image-count="0" meta:object-count="0" meta:page-count="1" meta:paragraph-count="1" meta:word-count="56" meta:character-count="330" meta:non-whitespace-character-count="275"/>
    <meta:generator>LibreOffice/24.2.7.2$Linux_X86_64 LibreOffice_project/420$Build-2</meta:generator>
  </office:meta>
</office:document-meta>
</file>